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000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ff0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style:text-underline-style="non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6pt" fo:language="pt" fo:country="B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 style:language-complex="ar" style:country-complex="SA"/>
    </style:style>
    <style:style style:name="P19" style:family="paragraph" style:parent-style-name="Standard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 style:language-complex="ar" style:country-complex="SA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 style:list-style-name="WW8Num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24" style:family="paragraph" style:parent-style-name="Standard" style:list-style-name="L6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 style:language-complex="ar" style:country-complex="SA"/>
    </style:style>
    <style:style style:name="P25" style:family="paragraph" style:parent-style-name="Standard" style:list-style-name="L7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</style:tab-stops>
      </style:paragraph-properties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8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7" style:family="paragraph" style:parent-style-name="Standard" style:list-style-name="L2">
      <style:paragraph-properties fo:margin-left="0.635cm" fo:margin-right="0cm" fo:margin-top="0cm" fo:margin-bottom="0cm" loext:contextual-spacing="false" fo:line-height="100%" fo:text-align="justify" style:justify-single-word="false" fo:orphans="2" fo:widows="2" fo:text-indent="-0.635cm" style:auto-text-indent="false" style:writing-mode="lr-tb">
        <style:tab-stops>
          <style:tab-stop style:position="0.543cm"/>
        </style:tab-stops>
      </style:paragraph-properties>
    </style:style>
    <style:style style:name="P28" style:family="paragraph" style:parent-style-name="Standard" style:list-style-name="L2">
      <style:paragraph-properties fo:margin-left="0.635cm" fo:margin-right="0cm" fo:margin-top="0cm" fo:margin-bottom="0cm" loext:contextual-spacing="false" fo:line-height="100%" fo:text-align="justify" style:justify-single-word="false" fo:orphans="2" fo:widows="2" fo:text-indent="-0.635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 style:list-style-name="L4">
      <style:paragraph-properties fo:margin-left="0.635cm" fo:margin-right="0cm" fo:margin-top="0cm" fo:margin-bottom="0cm" loext:contextual-spacing="false" fo:line-height="100%" fo:text-align="justify" style:justify-single-word="false" fo:orphans="2" fo:widows="2" fo:text-indent="-0.635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 style:list-style-name="L4">
      <style:paragraph-properties fo:margin-left="0.635cm" fo:margin-right="0cm" fo:margin-top="0cm" fo:margin-bottom="0cm" loext:contextual-spacing="false" fo:line-height="100%" fo:text-align="justify" style:justify-single-word="false" fo:orphans="2" fo:widows="2" fo:text-indent="-0.635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Standard" style:list-style-name="L6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style:language-complex="ar" style:country-complex="SA"/>
    </style:style>
    <style:style style:name="P32" style:family="paragraph" style:parent-style-name="Standard" style:list-style-name="L8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style:language-complex="ar" style:country-complex="SA"/>
    </style:style>
    <style:style style:name="P33" style:family="paragraph" style:parent-style-name="Standard" style:list-style-name="L6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style:language-asian="pt" style:country-asian="BR" style:language-complex="ar" style:country-complex="SA"/>
    </style:style>
    <style:style style:name="P34" style:family="paragraph" style:parent-style-name="Standard" style:list-style-name="L6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fo:background-color="transparent" style:language-asian="pt" style:country-asian="BR" style:language-complex="ar" style:country-complex="SA"/>
    </style:style>
    <style:style style:name="P35" style:family="paragraph" style:parent-style-name="Standard" style:list-style-name="L6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fo:background-color="#ffffff" style:language-asian="pt" style:country-asian="BR" style:language-complex="ar" style:country-complex="SA"/>
    </style:style>
    <style:style style:name="P36" style:family="paragraph" style:parent-style-name="Standard" style:list-style-name="L8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fo:language="pt" fo:country="BR" fo:background-color="#ffffff" style:language-complex="ar" style:country-complex="SA"/>
    </style:style>
    <style:style style:name="P37" style:family="paragraph" style:parent-style-name="Standard" style:list-style-name="L8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/>
      </style:paragraph-properties>
      <style:text-properties style:use-window-font-color="true" style:font-name="Times New Roman" fo:font-size="12pt" fo:language="pt" fo:country="BR" fo:font-weight="bold" fo:background-color="#fffff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8" style:family="paragraph" style:parent-style-name="Standard" style:list-style-name="L5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/>
    </style:style>
    <style:style style:name="P39" style:family="paragraph" style:parent-style-name="Standard" style:list-style-name="L5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/>
    </style:style>
    <style:style style:name="P40" style:family="paragraph" style:parent-style-name="Standard" style:list-style-name="L5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41" style:family="paragraph" style:parent-style-name="Standard" style:list-style-name="L5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42" style:family="paragraph" style:parent-style-name="Standard" style:list-style-name="L5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fo:language="pt" fo:country="BR"/>
    </style:style>
    <style:style style:name="P44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fo:language="pt" fo:country="BR" fo:background-color="#ffffff"/>
    </style:style>
    <style:style style:name="P45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</style:style>
    <style:style style:name="P46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 style:list-style-name="L5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48" style:family="paragraph" style:parent-style-name="Standard" style:list-style-name="L5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transparent" style:language-complex="ar" style:country-complex="SA"/>
    </style:style>
    <style:style style:name="P49" style:family="paragraph" style:parent-style-name="Standard" style:list-style-name="L5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 style:language-complex="ar" style:country-complex="SA"/>
    </style:style>
    <style:style style:name="P50" style:family="paragraph" style:parent-style-name="Standard" style:list-style-name="L5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#ff000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Standard" style:list-style-name="L9">
      <style:paragraph-properties fo:margin-left="0.661cm" fo:margin-right="0cm" fo:margin-top="0cm" fo:margin-bottom="0cm" loext:contextual-spacing="false" fo:line-height="100%" fo:text-align="justify" style:justify-single-word="false" fo:orphans="2" fo:widows="2" fo:text-indent="-0.661cm" style:auto-text-indent="false" style:writing-mode="lr-tb">
        <style:tab-stops>
          <style:tab-stop style:position="0.543cm"/>
        </style:tab-stops>
      </style:paragraph-properties>
    </style:style>
    <style:style style:name="P52" style:family="paragraph" style:parent-style-name="Standard" style:list-style-name="L9">
      <style:paragraph-properties fo:margin-left="0.661cm" fo:margin-right="0cm" fo:margin-top="0cm" fo:margin-bottom="0cm" loext:contextual-spacing="false" fo:line-height="100%" fo:text-align="justify" style:justify-single-word="false" fo:orphans="2" fo:widows="2" fo:text-indent="-0.661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pt" style:country-asian="BR" style:font-style-asian="italic" style:font-style-complex="italic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style:use-window-font-color="true" style:font-name="Times New Roman" fo:font-size="12pt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2pt" fo:font-weight="normal" officeooo:rsid="000492f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use-window-font-color="true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2pt" fo:language="pt" fo:country="BR" fo:font-weight="normal" officeooo:rsid="0000bb91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style:font-name="Times New Roman" fo:font-size="12pt" fo:language="pt" fo:country="BR" fo:font-weight="bold" fo:background-color="transparent" loext:char-shading-value="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style:font-name="Times New Roman" fo:font-size="12pt" fo:language="pt" fo:country="BR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style:use-window-font-color="true" style:font-name="Times New Roman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4pt" fo:language="pt" fo:country="BR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7" style:family="text">
      <style:text-properties style:use-window-font-color="true" style:font-name="Times New Roman1" fo:font-size="12pt" fo:language="pt" fo:country="BR" style:font-size-asian="12pt" style:font-size-complex="12pt"/>
    </style:style>
    <style:style style:name="T18" style:family="text">
      <style:text-properties style:use-window-font-color="true" style:font-name="Times New Roman1" fo:font-size="12pt" fo:language="pt" fo:country="BR" officeooo:rsid="0006a8c0" style:font-size-asian="12pt" style:font-size-complex="12pt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5044f" fo:background-color="transparent" loext:char-shading-value="0"/>
    </style:style>
    <style:style style:name="T21" style:family="text">
      <style:text-properties style:font-name="Courier 10 Pitch"/>
    </style:style>
    <style:style style:name="T22" style:family="text">
      <style:text-properties fo:color="#800000"/>
    </style:style>
    <style:style style:name="T23" style:family="text">
      <style:text-properties style:language-asian="pt" style:country-asian="BR"/>
    </style:style>
    <style:style style:name="T24" style:family="text">
      <style:text-properties officeooo:rsid="000a40bf" style:language-asian="pt" style:country-asian="BR"/>
    </style:style>
    <style:style style:name="T25" style:family="text">
      <style:text-properties fo:language="pt" fo:country="BR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00bb91"/>
    </style:style>
    <style:style style:name="T28" style:family="text">
      <style:text-properties officeooo:rsid="0001e6e1"/>
    </style:style>
    <style:style style:name="T29" style:family="text">
      <style:text-properties officeooo:rsid="0002a766"/>
    </style:style>
    <style:style style:name="T30" style:family="text">
      <style:text-properties officeooo:rsid="0005044f"/>
    </style:style>
    <style:style style:name="T31" style:family="text">
      <style:text-properties officeooo:rsid="0005469b"/>
    </style:style>
    <style:style style:name="T32" style:family="text">
      <style:text-properties officeooo:rsid="00058387"/>
    </style:style>
    <style:style style:name="T33" style:family="text">
      <style:text-properties officeooo:rsid="0005ed82"/>
    </style:style>
    <style:style style:name="T34" style:family="text">
      <style:text-properties officeooo:rsid="0006a8c0"/>
    </style:style>
    <style:style style:name="T35" style:family="text">
      <style:text-properties officeooo:rsid="00089c6c"/>
    </style:style>
    <style:style style:name="T36" style:family="text">
      <style:text-properties officeooo:rsid="000a40bf"/>
    </style:style>
    <style:style style:name="T37" style:family="text">
      <style:text-properties officeooo:rsid="000c3bed"/>
    </style:style>
    <style:style style:name="T38" style:family="text">
      <style:text-properties officeooo:rsid="000cd6ef"/>
    </style:style>
    <style:style style:name="T39" style:family="text">
      <style:text-properties officeooo:rsid="000ea3d8"/>
    </style:style>
    <style:style style:name="T40" style:family="text">
      <style:text-properties officeooo:rsid="000fc2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-0.09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a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a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3">Anexo II – DSIC <text:span text:style-name="T27">3 Cia F Esp</text:span></text:p>
      <text:p text:style-name="P2"/>
      <text:p text:style-name="P10">OBRIGAÇÕES DOS USUÁRIOS</text:p>
      <text:p text:style-name="P2"/>
      <text:p text:style-name="P2"/>
      <text:p text:style-name="P2"/>
      <text:list xml:id="list444103951" text:style-name="L1">
        <text:list-item>
          <text:p text:style-name="P20">TRATAMENTO DA INFORMAÇÃO</text:p>
        </text:list-item>
      </text:list>
      <text:p text:style-name="P11"/>
      <text:p text:style-name="P11"/>
      <text:list xml:id="list3439273845" text:style-name="L2">
        <text:list-item>
          <text:p text:style-name="P27"><text:span text:style-name="T8">As informações trazem consigo a inteligência, o estado e o </text:span><text:span text:style-name="T9">“modus operandi” </text:span><text:span text:style-name="T8">organizacional, ou seja, constituem ativos de alto valor para as instituições. Devido a estas características, as informações devem ser tratadas com a maior seriedade e cuidado possíveis, de forma que a instituição não tenha os seus segredos operacionais violados e nem o seu nome comprometido pelo vazamento de informações que se mal interpretadas podem causar danos à sua imagem.</text:span></text:p>
        </text:list-item>
        <text:list-item>
          <text:p text:style-name="P27"><text:span text:style-name="T8">Assim send</text:span><text:span text:style-name="T9">o, os usuários das informações devem assinar um </text:span><text:span text:style-name="T11">Termo de Compromisso de Manutenção de Sigilo</text:span><text:span text:style-name="T9"> (TCMS) que comprove o seu conhecimento </text:span><text:span text:style-name="T10">a respeito</text:span><text:span text:style-name="T9"> das regras de segurança da informação a que estão sujeitos e as sanções que lhes podem ser impostas caso desrespeite o termo citado acima.</text:span></text:p>
        </text:list-item>
        <text:list-item>
          <text:p text:style-name="P28">Além dos usuários d<text:span text:style-name="T27">a</text:span> <text:span text:style-name="T27">Força 3</text:span>, visitantes que fizerem jus ao acesso a instalações sensíveis do aquartelamento ou a informações reservadas, sigilosas ou confidenciais por necessidade do serviço devem assinar o referido termo. Sendo de responsabilidade dos Chefes de Seção/<text:span text:style-name="T27">Turma</text:span> d<text:span text:style-name="T27">a</text:span> <text:span text:style-name="T27">Força 3</text:span> ao qual o serviço estiver subordinado encaminhar os prestadores do serviço a Seção de Inteligência para preenchimento do referido termo.</text:p>
        </text:list-item>
        <text:list-item>
          <text:p text:style-name="P28">Os chefes de Seção/<text:span text:style-name="T28">Turma</text:span> d<text:span text:style-name="T28">a</text:span> <text:span text:style-name="T28">Força 3</text:span> são os responsáveis diretos pelas informações geradas em suas áreas de atuação.</text:p>
        </text:list-item>
      </text:list>
      <text:p text:style-name="P6"/>
      <text:p text:style-name="P2"/>
      <text:list xml:id="list3888435535" text:style-name="L3">
        <text:list-item>
          <text:p text:style-name="P21">REQUISITOS DE SEGURANÇA FÍSICA DAS INSTALAÇÕES</text:p>
        </text:list-item>
      </text:list>
      <text:p text:style-name="P2"/>
      <text:p text:style-name="P2"/>
      <text:list xml:id="list3844392724" text:style-name="L4">
        <text:list-item>
          <text:p text:style-name="P30">A segurança física pode ser abordada de duas formas: segurança de acesso, que trata das medidas de proteção contra acesso físico não autorizado; e segurança ambiental, que trata da prevenção de danos por causas naturais.</text:p>
        </text:list-item>
        <text:list-item>
          <text:p text:style-name="P30">Os controles de acesso físico têm como objetivo proteger equipamentos e informações contra usuários não autorizados, prevenindo o acesso a esses recursos. Apenas as pessoas expressamente autorizadas pel<text:span text:style-name="T29">o</text:span> <text:span text:style-name="T29">comando</text:span> podem ter acesso físico aos sistemas de computadores.</text:p>
        </text:list-item>
        <text:list-item>
          <text:p text:style-name="P30">Os recursos a serem protegidos pelos controles de acesso físico são os equipamentos, a documentação e os suprimentos. A proteção física desses recursos constitui-se em uma barreira adicional e anterior às medidas de segurança de acesso lógico. Pode-se dizer que os controles de acesso físico protegem os recursos lógicos. </text:p>
        </text:list-item>
        <text:list-item>
          <text:p text:style-name="P29">A segurança física das instalações (de acesso e ambiental) é da responsabilidade do detentor da carga e toda ocorrência que venha a afetar o perfeito funcionamento dos equipamentos deve ser informada à <text:span text:style-name="T29">Turma de TI</text:span> para registro, tratamento e acompanhamento da ocorrência. 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3. REQUISITOS DE SEGURANÇA DE HARDWARE</text:p>
      <text:p text:style-name="P9"/>
      <text:p text:style-name="P9"/>
      <text:list xml:id="list3813039785" text:style-name="L5">
        <text:list-item>
          <text:p text:style-name="P38"><text:span text:style-name="T4">É proibido aos </text:span><text:span text:style-name="T5">militares da Força 3</text:span><text:span text:style-name="T4"> o acesso, por meio de máquinas particulares (</text:span><text:span text:style-name="T7">notebooks</text:span><text:span text:style-name="T4">, computadores, etc), a quaisquer recursos disponíveis na rede interna, salvo para trabalho relacionado à natureza do serviço, por tempo determinado e devidamente autorizado pelo </text:span><text:span text:style-name="T5">Comandante</text:span><text:span text:style-name="T4">, mediante comunicação prévia e formal do militar interessado e, nos casos de uso continuado, da correspondente publicação em BI;</text:span></text:p>
        </text:list-item>
        <text:list-item>
          <text:p text:style-name="P38">É vetada a instalação de qualquer recurso de hardware por parte dos usuários. Todo o hardware deve ser instalado pela <text:span text:style-name="T30">Turma de TI</text:span>; </text:p>
        </text:list-item>
        <text:list-item>
          <text:p text:style-name="P42">Nenhum usuário está autorizado a desconectar ou conectar dispositivos periféricos (impressoras, s<text:span text:style-name="T1">canners</text:span>, <text:span text:style-name="T1">webcam</text:span>, etc) em qualquer computador d<text:span text:style-name="T30">a</text:span> <text:span text:style-name="T30">3 Cia F Esp</text:span> sem o conhecimento da <text:span text:style-name="T30">Turma de TI</text:span>. Caso haja esta necessi<text:span text:style-name="T19">dade, a </text:span><text:span text:style-name="T20">Turma de TI</text:span><text:span text:style-name="T19"> dev</text:span>erá ser acionada.</text:p>
        </text:list-item>
        <text:list-item>
          <text:p text:style-name="P38">É proibido aos usuário a conexão ou desconexão de cabos de rede em quaisquer equipamentos, sem a supervisão da <text:span text:style-name="T30">Turma de TI</text:span>.</text:p>
        </text:list-item>
        <text:list-item>
          <text:p text:style-name="P39">Não é permitido o uso de dispositivos de armazenamento removível (pendrives, HD externos ou cartões de memória). Quando absolutamente necessário, o acesso de tais dispositivos será liberado sob supervisão, somente nas máquinas com antivírus configurado para verificar, automaticamente, qualquer dispositivo removível conectado ao computador.</text:p>
        </text:list-item>
      </text:list>
      <text:p text:style-name="P5"/>
      <text:p text:style-name="P2"/>
      <text:p text:style-name="P12">4. REQUISITOS DE SEGURANÇA DE SOFTWARE</text:p>
      <text:p text:style-name="P14"/>
      <text:p text:style-name="P14"/>
      <text:list xml:id="list195342390628191" text:continue-list="list3813039785" text:style-name="L5">
        <text:list-item text:start-value="1">
          <text:p text:style-name="P43">Não será permitida a alteração das configurações de rede e inicialização das máquinas bem como modificações que possam trazer algum problema futuro.</text:p>
        </text:list-item>
        <text:list-item>
          <text:p text:style-name="P43"><text:span text:style-name="T19">É proibido o uso de qualquer software que não respeite os contratos de licença e </text:span><text:span text:style-name="T3">copyright</text:span><text:span text:style-name="T19"> dos mesmos, ou seja, é proibido o uso de softwares ilegais, denominados “piratas”. Deve-se utilizar <text:s/>somente software original e licenciado e os constantes no Anexo E ao Plano de Padronização do Ambiente e Migração para Software Livre do Exército Brasileiro publicado na separata ao BE NR 17 de 30ABR10.</text:span></text:p>
        </text:list-item>
        <text:list-item>
          <text:p text:style-name="P44">É obrigatório o uso de programa antivírus nos computadores com sistema operacional da Microsoft<text:span text:style-name="T21">®</text:span>. Caso o programa apresente algum problema de funcionamento ou não esteja instalado, a <text:span text:style-name="T31">Turma de TI</text:span> deverá ser informada para a imediata correção do problema. E todos os antivírus instalados deverão estar configurados para verificar automaticamente todos os dispositivos de armazenamento removíveis (CD, DVD, pendrive, cartão de memória, HD externo etc.) conectados ao computador e com a execução automática de quaisquer dispositivos móveis nas máquinas desabilitadas mesmo que o uso de tais dispositivos estejam desabilitados.</text:p>
        </text:list-item>
        <text:list-item>
          <text:p text:style-name="P47">Não é permitida a instalação de jogos, exceto jogos nativos do sistema operacional, nos computadores d<text:span text:style-name="T31">a Força 3</text:span>.</text:p>
          <text:p text:style-name="P50"/>
        </text:list-item>
      </text:list>
      <text:p text:style-name="P15"/>
      <text:p text:style-name="P12">5. REQUISITOS DE SEGURANÇA DA REDE</text:p>
      <text:p text:style-name="P3"/>
      <text:p text:style-name="P3"/>
      <text:list xml:id="list195343550017788" text:continue-list="list195342390628191" text:style-name="L5">
        <text:list-item text:start-value="1">
          <text:p text:style-name="P47">Todos os computadores d<text:span text:style-name="T32">a</text:span> <text:span text:style-name="T32">Força 3</text:span> só poderão ser acessados por usuários cadastrados no sistema de autenticação central pelo uso de login/<text:span text:style-name="T32">senhas cadastradas</text:span> pela <text:span text:style-name="T32">Turma de TI</text:span>.</text:p>
        </text:list-item>
        <text:list-item>
          <text:p text:style-name="P47">Cada seção/<text:span text:style-name="T32">turma</text:span> deve usar sua pasta privativa nos servidores da rede bem como uma pasta pública para a disponibilização de informações às demais seções/<text:span text:style-name="T32">turmas</text:span>.</text:p>
        </text:list-item>
        <text:list-item>
          <text:p text:style-name="P47">Cada usuário é responsável pelas informações colocadas nas suas pastas privativas locais, bem <text:soft-page-break/>como pelas informações colocadas nas áreas públicas.</text:p>
        </text:list-item>
        <text:list-item>
          <text:p text:style-name="P48">Nenhum computador, que não seja cadastrado como servidor de rede, pode oferecer qualquer tipo de serviço de rede, nem mesmo compartilhamento de pastas.</text:p>
        </text:list-item>
        <text:list-item>
          <text:p text:style-name="P47">Não é permitido o uso de qualquer tipo de programa ou comando <text:span text:style-name="T6">destinado</text:span> a capturar ou interferir com a sessão de usuários e/ou serviços da rede.</text:p>
        </text:list-item>
        <text:list-item>
          <text:p text:style-name="P48">Todos os direitos e privilégios de usuários pertinentes ao acesso <text:span text:style-name="T32">a recursos</text:span> de rede estão sujeitos a auditoria pela <text:span text:style-name="T32">Turma de TI</text:span>, quando solicitado e autorizado pelo <text:span text:style-name="T32">Comandante da 3 Cia F Esp</text:span>.</text:p>
        </text:list-item>
        <text:list-item>
          <text:p text:style-name="P47">Antes de ausentar-se do seu local de trabalho, o usuário deverá fechar todos os programas acessados, evitando, desta maneira, o acesso por pessoas não autorizadas e se possível efetuar o <text:span text:style-name="T1">logout/logoff</text:span> da rede ou bloqueio do <text:span text:style-name="T1">desktop</text:span> através de senha. </text:p>
        </text:list-item>
        <text:list-item>
          <text:p text:style-name="P47">O usuário deverá fazer manutenção mensal no seu diretório pessoal (local), evitando acúmulo de arquivos <text:span text:style-name="T6">descartáveis</text:span>.</text:p>
        </text:list-item>
        <text:list-item>
          <text:p text:style-name="P47">Arquivos particulares (fotos, músicas, dados, etc) dos usuários não devem ser copiados ou armazenados nos servidores de arquivos da rede.</text:p>
        </text:list-item>
        <text:list-item>
          <text:p text:style-name="P47">Material de natureza pornográfica, erótica, ilícita, racista ou preconceituosa não pode ser exposto, armazenado, distribuído, editado ou gravado através dos recursos computacionais da rede d<text:span text:style-name="T33">a Força 3</text:span>.<text:span text:style-name="T22"> </text:span></text:p>
        </text:list-item>
        <text:list-item>
          <text:p text:style-name="P47">A pasta PÚBLIC<text:span text:style-name="T33">A</text:span>, não deverá ser utilizada para armazenamento ou disponibilização de arquivos que contenham assuntos sigilosos ou de natureza sensível. </text:p>
        </text:list-item>
        <text:list-item>
          <text:p text:style-name="P47">É obrigatório armazenar os arquivos inerentes ao serviço no servidor de arquivos para garantir o <text:span text:style-name="T1">backup</text:span> dos mesmos. </text:p>
        </text:list-item>
        <text:list-item>
          <text:p text:style-name="P43">As caixas de mensagens dos usuários (E-mail), localizadas nos servidores d<text:span text:style-name="T34">a</text:span> <text:span text:style-name="T34">Força 3</text:span>, são de propriedade da OM<text:span text:style-name="T34">Fesp</text:span>, tendo esta o direito de, a qualquer momento, bloquear o acesso de usuários, bem como, auditar seus conteúdos, como forma de fiscalização.</text:p>
        </text:list-item>
        <text:list-item>
          <text:p text:style-name="P45"><text:span text:style-name="T25">É proibido através d</text:span><text:span text:style-name="T17">os recursos de TI d</text:span><text:span text:style-name="T18">a Força 3</text:span><text:span text:style-name="T17"> </text:span><text:span text:style-name="T25">o envio de mensagens</text:span><text:span text:style-name="T17"> </text:span><text:span text:style-name="T25">com conotação racista, preconceituosa, erótica ou pedófila, bem com</text:span><text:span text:style-name="T17">o </text:span><text:span text:style-name="T16">contendo matéria considerada ilícita, contrária à disciplina militar, à moral e bons costumes, ou mesmo atentatória à ordem pública que viole qualquer direito de terceiros</text:span><text:span text:style-name="T17">.</text:span></text:p>
        </text:list-item>
        <text:list-item>
          <text:p text:style-name="P46">Sobre o acesso à e-mail, o usuário deverá desconsiderar todos os e-mail de supostas instituições bancárias ou governamentais, solicitando atualização de cadastro ou instalação de programas e ficar atento a e-mails ou telefonemas solicitando dados pessoais (números de cartão, senhas, etc.) ou dados sobre a tecnologia que está sendo utilizada (sistema operacional, antivírus, etc.).</text:p>
        </text:list-item>
        <text:list-item>
          <text:p text:style-name="P40">É proibido o uso ou troca de mensagens de correio eletrônico com informações ou assuntos internos por meio de provedores civis e estranhos ao Exército (gmail, yahoo, hotmail, etc). Assuntos relativos ao serviço deverão ser tramitados via SPED ou correio eletrônico da unidade (@<text:span text:style-name="T34">3ciafesp</text:span>.eb.mil.br) ou do Exército (@eb.mil.br).</text:p>
        </text:list-item>
        <text:list-item>
          <text:p text:style-name="P41">É terminantemente proibido o uso do correio eletrônico institucional para divulgar mensagens de <text:span text:style-name="T1">spam</text:span>, correntes e boatos, bem como o envio de arquivos que contenham informação agressiva, erótica ou preconceituosa, de qualquer natureza. </text:p>
        </text:list-item>
        <text:list-item>
          <text:p text:style-name="P47"><text:span text:style-name="T19">Os </text:span><text:span text:style-name="T3">e-mail</text:span><text:span text:style-name="T19">s suspeitos de conterem código malicioso ou destrutivo ficarão sujeitos a monitoramento e/ou remoção.</text:span></text:p>
        </text:list-item>
        <text:list-item>
          <text:p text:style-name="P47">É proibido o assédio ou perturbação de outrem, seja através de linguagem utilizada, frequência ou tamanho das mensagens de <text:span text:style-name="T1">e-mail </text:span><text:span text:style-name="T26">(</text:span><text:span text:style-name="T1">spam</text:span><text:span text:style-name="T26">)</text:span>.</text:p>
        </text:list-item>
        <text:list-item>
          <text:p text:style-name="P47">É proibido o envio de grande quantidade de mensagens de <text:span text:style-name="T1">e-mail</text:span> ("<text:span text:style-name="T1">junk</text:span> <text:span text:style-name="T1">mail</text:span>" ou "<text:span text:style-name="T1">spam</text:span>") que, de acordo com a capacidade técnica da rede, seja prejudicial ou gere reclamações de outros usuários. Isso inclui qualquer tipo de mala direta, como, por exemplo, publicidade, comercial ou não, anúncios e informativos, ou propaganda política.</text:p>
        </text:list-item>
        <text:list-item>
          <text:p text:style-name="P47">É obrigatória a manutenção da caixa de <text:span text:style-name="T1">e-mail</text:span>, evitando acúmulo de <text:span text:style-name="T1">e-mail</text:span>s e arquivos inúteis.</text:p>
        </text:list-item>
        <text:list-item>
          <text:p text:style-name="P47">É proibida a divulgação de quaisquer informações d<text:span text:style-name="T35">a</text:span> <text:span text:style-name="T35">Força 3</text:span> em grupos de discussão, listas ou bate-papo, não importando se a divulgação foi deliberada ou inadvertida, sendo possível sofrer <text:soft-page-break/>as penalidades previstas nas políticas e procedimentos internos e/ou na forma da lei.</text:p>
        </text:list-item>
        <text:list-item>
          <text:p text:style-name="P49">As comunicações telefônicas e por videoconferência devem tratar somente de assuntos ostensivos.</text:p>
        </text:list-item>
      </text:list>
      <text:p text:style-name="P19"/>
      <text:list xml:id="list3444783428" text:style-name="WW8Num4">
        <text:list-header>
          <text:p text:style-name="P23">6. REQUISITOS DE SEGURANÇA PARA O ACESSO À INTERNET</text:p>
        </text:list-header>
      </text:list>
      <text:p text:style-name="P17"/>
      <text:p text:style-name="P17"/>
      <text:list xml:id="list2957419696" text:style-name="L6">
        <text:list-item>
          <text:p text:style-name="P31">O acesso à Internet deve ser relacionado ao trabalho, restringindo-o, apenas, às estações de trabalho que efetivamente necessitarem de tal acesso tendo como “acesso negado” todos os sites identificados pela <text:span text:style-name="T36">Turma de TI</text:span> como maliciosos e que reduzam a produtividade, ou que sejam incompatíveis com a seriedade e a responsabilidade esperada no ambiente de trabalho.</text:p>
        </text:list-item>
        <text:list-item>
          <text:p text:style-name="P31">Qualquer novo serviço/sistema que precise ser acessado na Internet deve ser comunicado à <text:s/><text:span text:style-name="T36">Turma de TI</text:span> que providenciará a aprovação ou não do acesso mediante autorização d<text:span text:style-name="T36">o comando</text:span>.</text:p>
        </text:list-item>
        <text:list-item>
          <text:p text:style-name="P31">Ao solicitar acesso a um recurso negado, o usuário, com ciência da sua Chefia imediata, deverá justificar formalmente a sua necessidade e ser conscientizado, de forma expressa, das vulnerabilidades e do possível <text:span text:style-name="T19">comprometimento na segurança da rede.</text:span></text:p>
        </text:list-item>
        <text:list-item>
          <text:p text:style-name="P31">É proibido o acesso a sítios com conteúdo erótico, racista ou preconceituoso de qualquer natureza.</text:p>
        </text:list-item>
        <text:list-item>
          <text:p text:style-name="P31">Todos os acessos a sítios com conteúdos considerados impróprios pela Portaria 006-DCT de 05 Fevereiro de 2007 – NORTI, serão objeto de auditoria e de procedimentos administrativos e/ou judiciais, conforme o caso.</text:p>
        </text:list-item>
        <text:list-item>
          <text:p text:style-name="P31"><text:span text:style-name="T23">É proibida a utilização dos dispositivos de TI d</text:span><text:span text:style-name="T24">a Força 3</text:span><text:span text:style-name="T23"> para serviços eletrônicos (“</text:span><text:span text:style-name="T2">on-line</text:span><text:span text:style-name="T23">”) de mensagem instantânea, com conteúdo estranho ao serviço.</text:span></text:p>
        </text:list-item>
        <text:list-item>
          <text:p text:style-name="P31"><text:span text:style-name="T23">É proibida a utilização dos dispositivos de TI d</text:span><text:span text:style-name="T24">a Força 3</text:span><text:span text:style-name="T23"> para a realização de jogos eletrônicos na Internet e frequentar salas de conversação/bate-papo (“</text:span><text:span text:style-name="T2">chat</text:span><text:span text:style-name="T23">”).</text:span></text:p>
        </text:list-item>
        <text:list-item>
          <text:p text:style-name="P31"><text:span text:style-name="T19">Não será permitida a utilização de serviços de </text:span><text:span text:style-name="T3">streaming</text:span><text:span text:style-name="T19">, tais como Rádios </text:span><text:span text:style-name="T3">On-Line</text:span><text:span text:style-name="T19">, Usina do Som e afins, exceção feita à Radio Verde Oliva.</text:span></text:p>
        </text:list-item>
        <text:list-item>
          <text:p text:style-name="P33">As sanções devido ao desrespeito às regras da diretriz de segurança podem ser, inicialmente: suspensão do acesso à Internet, bloqueio de conta de usuário, e outras, a critério d<text:span text:style-name="T36">o caomando</text:span>.</text:p>
        </text:list-item>
        <text:list-item>
          <text:p text:style-name="P31">Poderá ser utilizada, a Internet, para atividades não relacionadas com as atividades d<text:span text:style-name="T36">a</text:span> <text:span text:style-name="T36">Força 3</text:span> durante o horário de almoço, ou fora do expediente, desde que dentro das regras de uso definidas nesta diretriz.</text:p>
        </text:list-item>
        <text:list-item>
          <text:p text:style-name="P33">Haverá geração de relatórios dos sites acessados por usuário e, se necessário, esse relatório poderá ser usado para fins de informação ao <text:span text:style-name="T36">Comandante da 3 Cia F Esp</text:span> e subsídio para possíveis medidas administrativas.</text:p>
        </text:list-item>
        <text:list-item>
          <text:p text:style-name="P34">Não será permitido softwares de comunicação instantânea, tais como ICQ, Microsoft Messenger e afins, devido às vulnerabilidades que esses aplicativos podem trazer para a rede interna. Poderão ser avaliados e autorizados pelo <text:span text:style-name="T36">Comandante</text:span> casos que o militar estiver envolvido em cursos ou atividades que necessitem referido uso.</text:p>
        </text:list-item>
        <text:list-item>
          <text:p text:style-name="P31"><text:span text:style-name="T23">Não será permitido a utilização de softwares de </text:span><text:span text:style-name="T2">peer-to-peer</text:span><text:span text:style-name="T23"> (P2P), tais como Kazaa, Torrents, </text:span><text:span text:style-name="T2">E-mule</text:span><text:span text:style-name="T23">, Morpheus e afins para evitar desrespeito aos direitos autorais e otimizar a utilização do canal de acesso à Internet.</text:span></text:p>
        </text:list-item>
        <text:list-item>
          <text:p text:style-name="P34">Em hipótese alguma deve ser trocado e-mail, através de servidor de e-mail civil, qualquer informação de caráter funcional e pertinente à Unidade.</text:p>
        </text:list-item>
        <text:list-item>
          <text:p text:style-name="P35">Não utilizar a conta do correio corporativo funcional (@<text:span text:style-name="T36">3ciafesp</text:span>.eb.mil.br) em cadastros de sítios na Internet. Se for extremamente necessário, acionar a <text:span text:style-name="T37">Turma de TI</text:span> para verifcar viabilidade de manter uma conta em provedor público (Gmail,Yahoo, Hotmail,etc.) para tal fim.</text:p>
        </text:list-item>
        <text:list-item>
          <text:p text:style-name="P34">É proibido utilizar os recursos d<text:span text:style-name="T37">e TI da Força 3</text:span> para fazer o download, armazenamento ou distribuição de software ou dados não legalizados, como programas que necessitam licença, <text:soft-page-break/>músicas, filmes e etc.</text:p>
        </text:list-item>
        <text:list-item>
          <text:p text:style-name="P35">Não clicar em links ou abrir arquivos recebidos por e-mail, a menos que se tenha absoluta certeza da origem e integridade do mesmo. Ter em mente que um arquivo enviado por uma pessoa de confiança pode não ter sido realmente enviado por ela.</text:p>
        </text:list-item>
        <text:list-item>
          <text:p text:style-name="P35">Desconsiderar todos os e-mails de supostas instituições bancárias ou governamentais, solicitando atualizações de cadastro ou instalação de programas.</text:p>
        </text:list-item>
        <text:list-item>
          <text:p text:style-name="P35">Ficar atento a e-mails ou telefonemas solicitando dados pessoais (números de cartão, senhas, etc.) ou dados sobre a tecnologia que está sendo utilizada (sistema operacional, antivírus, etc.)</text:p>
        </text:list-item>
        <text:list-item>
          <text:p text:style-name="P35">Não clicar em links ou abrir arquivos recebidos por e-mail, a menos que se tenha absoluta certeza da origem e integridade do mesmo.</text:p>
        </text:list-item>
        <text:list-item>
          <text:p text:style-name="P35">Evitar o uso de páginas de acesso à instituições financeiras (banco do brasil, bradesco, caixa, etc). O acesso e as informações envolvidas no acesso são de inteira responsabilidade do usuário.</text:p>
          <text:p text:style-name="P24"/>
        </text:list-item>
      </text:list>
      <text:p text:style-name="P18"/>
      <text:list xml:id="list2172851973" text:style-name="L7">
        <text:list-item>
          <text:list>
            <text:list-header>
              <text:p text:style-name="P25"><text:span text:style-name="T13">7. </text:span>ORIENTAÇÃO SOBRE SENHAS</text:p>
            </text:list-header>
          </text:list>
        </text:list-item>
      </text:list>
      <text:p text:style-name="P17"/>
      <text:p text:style-name="P17"/>
      <text:list xml:id="list1629833383" text:style-name="L8">
        <text:list-item>
          <text:p text:style-name="P32"><text:s/>As senhas devem ser trocadas periodicamente pelos usuários e imediatamente em caso de necessidade.</text:p>
        </text:list-item>
        <text:list-item>
          <text:p text:style-name="P32"><text:s/>Não devem ser usadas palavras associadas a atividade militar, p.ex.: pátria, Brasil.</text:p>
        </text:list-item>
        <text:list-item>
          <text:p text:style-name="P32"><text:s/>As senhas antigas não devem ser “reutilizadas”.</text:p>
        </text:list-item>
        <text:list-item>
          <text:p text:style-name="P32"><text:s/>As senhas não devem conter parte do nome do usuário, bem como datas de aniversário ou nascimento de pessoas próximas.</text:p>
        </text:list-item>
        <text:list-item>
          <text:p text:style-name="P32"><text:s/>O usuário será responsabilizado pelo uso indevido de sua senha para acesso aos sistemas de TI utilizados n<text:span text:style-name="T38">a</text:span> <text:span text:style-name="T38">Força 3</text:span>.</text:p>
        </text:list-item>
        <text:list-item>
          <text:p text:style-name="P36"><text:s/>Manter o sigilo das senhas utilizadas nos sistemas computacionais em que a senha é particular. As senhas são pessoais, não podendo, portanto, serem compartilhadas. No caso de senhas de acesso à rede criadas para a Seção/<text:span text:style-name="T39">Turma</text:span>, somente as pessoas d<text:span text:style-name="T39">a</text:span> Seção/<text:span text:style-name="T39">Turma</text:span> poderão ter conhecimento sobre a mesma. </text:p>
          <text:p text:style-name="P37"/>
        </text:list-item>
      </text:list>
      <text:p text:style-name="P16"/>
      <text:list xml:id="list195344250837775" text:continue-numbering="true" text:style-name="L8">
        <text:list-header>
          <text:p text:style-name="P26"><text:span text:style-name="T14">8. REQUISITOS DE </text:span><text:span text:style-name="T15">BACKUP</text:span><text:span text:style-name="T14"> </text:span></text:p>
        </text:list-header>
      </text:list>
      <text:p text:style-name="P4"/>
      <text:p text:style-name="P4"/>
      <text:list xml:id="list1978896600" text:style-name="L9">
        <text:list-item>
          <text:list>
            <text:list-item>
              <text:p text:style-name="P51"><text:span text:style-name="T8"><text:s/>É obrigatório armazenar os arquivos inerentes ao serviço no servidor de arquivos para garantir o </text:span><text:span text:style-name="T12">backup</text:span><text:span text:style-name="T8"> dos mesmos.</text:span></text:p>
            </text:list-item>
            <text:list-item>
              <text:p text:style-name="P51"><text:span text:style-name="T8"><text:s/>O </text:span><text:span text:style-name="T12">backup</text:span><text:span text:style-name="T8"> dos computadores da intranet, distribuídos aos usuários, é de responsabilidade dos próprios e deve ser feito a seu critério.</text:span></text:p>
            </text:list-item>
            <text:list-item>
              <text:p text:style-name="P52"><text:s/>Os backups dos servidores são de responsabilidade da <text:span text:style-name="T40">Turma de TI</text:span>.</text:p>
            </text:list-item>
          </text:list>
        </text:list-item>
      </text:list>
      <text:p text:style-name="P2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/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82cm" fo:margin-bottom="0cm" loext:contextual-spacing="false" fo:line-height="98%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/>
    </style:style>
    <style:style style:name="Padrão_7e_LT_7e_Gliederung_20_2" style:display-name="Padrão~LT~Gliederung 2" style:family="paragraph" style:parent-style-name="Padrão_7e_LT_7e_Gliederung_20_1">
      <style:paragraph-properties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adrão_7e_LT_7e_Gliederung_20_3" style:display-name="Padrão~LT~Gliederung 3" style:family="paragraph" style:parent-style-name="Padrão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>
      <style:text-properties fo:color="#ffff00" fo:font-size="32pt" style:font-size-asian="32pt" style:font-size-complex="32pt"/>
    </style:style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4c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Padrão_7e_LT_7e_Untertitel" style:display-name="Padrão~LT~Untertitel" style:family="paragraph">
      <style:paragraph-properties fo:margin-left="0cm" fo:margin-right="0cm" fo:margin-top="0.282cm" fo:margin-bottom="0cm" loext:contextual-spacing="false" fo:line-height="98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Padrão_7e_LT_7e_Hintergrundobjekte" style:display-name="Padrão~LT~Hintergrundobjekte" style:family="paragraph">
      <style:paragraph-properties style:text-autospace="none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4c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Objetos_20_do_20_plano_20_de_20_fundo" style:display-name="Objetos do plano de fundo" style:family="paragraph">
      <style:paragraph-properties style:text-autospace="non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Estrutura_20_de_20_tópicos_20_1" style:display-name="Estrutura de tópicos 1" style:family="paragraph">
      <style:paragraph-properties fo:margin-left="0cm" fo:margin-right="0cm" fo:margin-top="0.282cm" fo:margin-bottom="0cm" loext:contextual-spacing="false" fo:line-height="98%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/>
    </style:style>
    <style:style style:name="Estrutura_20_de_20_tópicos_20_2" style:display-name="Estrutura de tópicos 2" style:family="paragraph" style:parent-style-name="Estrutura_20_de_20_tópicos_20_1">
      <style:paragraph-properties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Estrutura_20_de_20_tópicos_20_3" style:display-name="Estrutura de tópicos 3" style:family="paragraph" style:parent-style-name="Estrutura_20_de_20_tópicos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Estrutura_20_de_20_tópicos_20_4" style:display-name="Estrutura de tópicos 4" style:family="paragraph" style:parent-style-name="Estrutura_20_de_20_tópicos_20_3">
      <style:paragraph-properties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trutura_20_de_20_tópicos_20_5" style:display-name="Estrutura de tópicos 5" style:family="paragraph" style:parent-style-name="Estrutura_20_de_20_tópicos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>
      <style:text-properties fo:color="#ffff00" fo:font-size="32pt" style:font-size-asian="32pt" style:font-size-complex="32pt"/>
    </style:style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1e6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exo II – DSIC <text:span text:style-name="MT1">3 Cia F Esp</text:span><text:tab/><text:tab/>Página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deira </meta:initial-creator>
    <meta:creation-date>2010-06-16T13:09:52</meta:creation-date>
    <dc:date>2018-09-11T19:53:41.947000000</dc:date>
    <meta:editing-duration>PT18H2M43S</meta:editing-duration>
    <meta:editing-cycles>71</meta:editing-cycles>
    <meta:generator>LibreOffice/6.1.0.3$Windows_X86_64 LibreOffice_project/efb621ed25068d70781dc026f7e9c5187a4decd1</meta:generator>
    <meta:document-statistic meta:table-count="0" meta:image-count="0" meta:object-count="0" meta:page-count="5" meta:paragraph-count="81" meta:word-count="2377" meta:character-count="15220" meta:non-whitespace-character-count="12971"/>
  </office:meta>
</office:document-meta>
</file>